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Sample </text:p>
      <text:p text:style-name="Standard"/>
      <text:p text:style-name="Standard">ss <text:s text:c="2"/>01 01 00 01 00</text:p>
      <text:p text:style-name="Standard"/>
      <text:p text:style-name="Standard">0 <text:s text:c="3"/>00 00 00 00 01</text:p>
      <text:p text:style-name="Standard"/>
      <text:p text:style-name="Standard">5 <text:s text:c="3"/>01 00 01 00 01</text:p>
      <text:p text:style-name="Standard"><text:s/></text:p>
      <text:p text:style-name="Standard">1 <text:s text:c="4"/>01 00 <text:s/>00 00 00</text:p>
      <text:p text:style-name="Standard"><text:s/></text:p>
      <text:p text:style-name="Standard">5 <text:s text:c="4"/>01 00 01 00 01</text:p>
      <text:p text:style-name="Standard"/>
      <text:p text:style-name="Standard">6 <text:s text:c="4"/>00 01 01 00 01</text:p>
      <text:p text:style-name="Standard"/>
      <text:p text:style-name="Standard">7 <text:s text:c="5"/>01 01 01 <text:s/>00 00 </text:p>
      <text:p text:style-name="Standard"/>
      <text:p text:style-name="Standard">es <text:s text:c="4"/>01 01 01 <text:s/>01 01</text:p>
      <text:p text:style-name="Standard"/>
      <text:p text:style-name="Standard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Jacoby</meta:initial-creator>
    <meta:creation-date>2013-09-20T20:30:26</meta:creation-date>
    <dc:date>2013-09-20T20:52:53</dc:date>
    <dc:creator>Daniel Jacoby</dc:creator>
    <meta:editing-duration>PT7M15S</meta:editing-duration>
    <meta:editing-cycles>1</meta:editing-cycles>
    <meta:document-statistic meta:table-count="0" meta:image-count="0" meta:object-count="0" meta:page-count="1" meta:paragraph-count="12" meta:word-count="49" meta:character-count="173" meta:non-whitespace-character-count="96"/>
    <meta:generator>LibreOffice/3.5$Linux_x86 LibreOffice_project/350m1$Build-2</meta:generator>
  </office:meta>
</office:document-meta>
</file>